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Para poder realizar su actividad, una empresa tiene que tener una serie de instalaciones, maquinaria, equipos, materias primas y elementos de transporte<text:s/><text:span text:style-name="T2">(bienes)</text:span>.<text:s/></text:p>
      <text:p text:style-name="Normal">Para que la empresa pueda obtener esos bienes, tiene que comprárselos a sus proveedores, en el caso de las existencias o pedir un préstamo al banco si hablamos de las instalaciones y maquinarias, obteniendo así<text:s/><text:span text:style-name="T3">obligaciones de pago.<text:s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men Xia Martínez y Espinosa</meta:initial-creator>
    <dc:creator>Carmen Xia Martínez y Espinosa</dc:creator>
    <meta:creation-date>2022-12-26T10:30:00Z</meta:creation-date>
    <dc:date>2022-12-26T10:33:00Z</dc:date>
    <meta:template xlink:href="Normal" xlink:type="simple"/>
    <meta:editing-cycles>2</meta:editing-cycles>
    <meta:editing-duration>PT180S</meta:editing-duration>
    <meta:document-statistic meta:page-count="1" meta:paragraph-count="1" meta:word-count="61" meta:character-count="398" meta:row-count="2" meta:non-whitespace-character-count="338"/>
  </office:meta>
</office:document-meta>
</file>